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ね！でね！　その後聞いた話だと、
A組の森嶋くんがその時のケータイを
拾って持ってたんだ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2人、ぜったいアヤシイよね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よね！！　わたしも最近気付いたんだけど、
やっぱそういうこと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もう。　これから危険な調査に向かう一行
とは思え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・・・それ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次の週に森嶋くんが早退した日があった
じゃん？　実はあれっ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さすがに居づらい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お手洗いに行きたいけど
　席立ちにくいよ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・・・もうちょっとだけ・・・話題に区切りが
　つくまで我慢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うそ！　武川さんって、まだあの
コンビニでバイト続けてる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。　やめればいいのにって、みんな言って
るんだ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っそー！　あたしなんか、もう1ヶ月くらい
あのコンビニ行ってないよ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はムリだよね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ぅ・・・お、お手洗い行きたい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・・・だめ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なさい、ちょっとお手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！　あたしトイレ行ってく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話題ストップしとい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いほーい！</text:p>
          </table:table-cell>
          <table:table-cell table:style-name="ce0" office:value-type="string">
            <text:p>Map011
</text:p>
          </table:table-cell>
          <table:table-cell table:style-name="ce0"/>
          <table:table-cell table:style-name="ce0" office:value-type="string">
            <text:p>Aye ay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てか早乙女。　あんたさっきからずっと黙ってる
けど、退屈じゃない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る程度は退屈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よそ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も、何かお話したいことがあったら
じゃんじゃんしゃべっていいん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理にガールズトークに引き込むことない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なぜ、先ほど俺に対し「退屈ではないか」と
気を遣った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べべ、別に気なんか遣って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か、勝手に勘違いしないで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かえりー！　早かっ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ただいま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？　どうかした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、故障中だ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な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・・・そん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陸に着くまでトイレ使えない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。　メンテ用の特殊な機材が無いと修理
できないん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参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陸までどのくらいで着くんだろ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航海予定表によれば、あと3時間15分といった
ところだ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にかかる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、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てか、さっきから飲み物ごくごく飲んでるし、
たぶん無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ー？　じゃ、じゃあどうする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・・・どうしよ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うしよう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と3時間なんて、ぜったい我慢でき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応、係員の人がトイレの前で非常用の
携帯トイレを配ってた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数に限りがあるから、小さい子や切羽詰まった
人が優先なんだって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なん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しばらく我慢するしかないみた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さすがにちっちゃい子に混じって
携帯トイレ受け取る列には並べな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ば！　飲み物控えなき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、結構飲んじ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うなったら、何としてでも我慢しないと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意識すると・・・なんか急におトイレ行きたく
　なってきちゃ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精神統一して代謝を抑えてやり過ごす
　のよ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う・・・ん・・・（もじもじ、もじもじ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急に静かになった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じもじもじもじ・・・っ　そわそわそわ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さっきまで気付かなかっ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ひめも、結構やば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オシッコしたい・・・オシッコ、オシッ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ぎろ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ログアウトしたほうがよさそうだ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ばし甲板で海原を眺めてくる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たし・・・もう・・・だめ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、無理そうならもらってきなよ、携帯
トイレ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そ、そうしよっ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行ってくるね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たしも、ちょっとキツくなってき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も・・・あんまり無理しないほうがい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と・・・私はそ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大丈夫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からまだ1時間くらいしか経って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2時間以上もあ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きつ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・・・ちょっとやっちゃ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～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きど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////////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っきり・・・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音・・・ばっちり聞こえちゃ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った・・・？　あ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あたしも・・・そろそ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あと、1時間半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</text:p>
          </table:table-cell>
          <table:table-cell table:style-name="ce0" office:value-type="string">
            <text:p>Commonevents</text:p>
          </table:table-cell>
          <table:table-cell table:style-name="ce0"/>
          <table:table-cell table:style-name="ce0" office:value-type="string">
            <text:p>Uu… 
</text:p>
          </table:table-cell>
          <table:table-cell table:style-name="ce0" office:value-type="string">
            <text:p>Uu...</text:p>
          </table:table-cell>
          <table:table-cell table:number-columns-repeated="1019"/>
        </table:table-row>
        <table:table-row>
          <table:table-cell table:style-name="ce0" office:value-type="string">
            <text:p>んぅ・・・っ・・・・ふ・・・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・・・ごめんっ、あ、あたし・・・もう限界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しよ・・・わたしも、もらって来ようかな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じゃ、すぐに限界きちゃいそう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、もれちゃう・・・もれちゃうぅ・・・っ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も・・・は、恥ずかしい・・・っ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、ひめ・・・もう無理しないで、わたし達も
携帯トイレもらいに行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1時間半もある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よ。　体に毒だ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先にごめんね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あ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ぶるるるる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や、やば・・・そんな気持ち良さそうな音
　聞かされたら・・・もう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！　わたしもちょっと行って来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ら、ひめも一緒に行こ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あ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恥ずかし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らいに行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・・・我慢できますので・・・だ、大丈夫
で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あんまり無理しないほうがいいよ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わたし、行ってくるか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っ・・・ぅぁっ・・・あ・・・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ほ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っぷり出たね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、そういうこと言わない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仕方ないじゃな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わ、私も・・・行き・・・ます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あ・・・ほら、ひめちゃんはその女の子を
救ったヒーローなわけだし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よ。　そもそも故障したトイレが一番
悪いん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ぐには無理だと思うけど、済んだことなんだし
できるだけ気にしないようにしよ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ぐす・・・ひぐ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した、何かあった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ぐーぐー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ぎろ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海原を眺めてく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5+01:00</meta:creation-date>
    <dc:date>2019-11-03T17:42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